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eae1c" officeooo:paragraph-rsid="000eae1c"/>
    </style:style>
    <style:style style:name="P2" style:family="paragraph" style:parent-style-name="Standard">
      <style:text-properties officeooo:paragraph-rsid="000eae1c"/>
    </style:style>
    <style:style style:name="P3" style:family="paragraph" style:parent-style-name="Text_20_body">
      <style:text-properties officeooo:paragraph-rsid="000eae1c"/>
    </style:style>
    <style:style style:name="P4" style:family="paragraph" style:parent-style-name="Text_20_body" style:list-style-name="L1">
      <style:text-properties officeooo:paragraph-rsid="000eae1c"/>
    </style:style>
    <style:style style:name="P5" style:family="paragraph" style:parent-style-name="Title">
      <style:text-properties officeooo:rsid="000eae1c" officeooo:paragraph-rsid="000eae1c"/>
    </style:style>
    <style:style style:name="T1" style:family="text">
      <style:text-properties officeooo:rsid="000eae1c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tabaser </text:p>
      <text:h text:style-name="P1" text:outline-level="1">Oppgave 1</text:h>
      <text:list xml:id="list170306123" text:style-name="L1">
        <text:list-item>
          <text:p text:style-name="P4"><text:s/>List ut all informasjon (ordrehode og ordredetalj) om ordrer for leverandør nr 44.</text:p>
        </text:list-item>
      </text:list>
      <text:p text:style-name="P2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ordredetalj </text:span><text:a xlink:type="simple" xlink:href="https://mysql-ait.stud.idi.ntnu.no/phpmyadmin/url.php?url=https://dev.mysql.com/doc/refman/5.5/en/string-functions.html#function_right" office:target-frame-name="mysql_doc" xlink:show="replace" text:style-name="Internet_20_link" text:visited-style-name="Visited_20_Internet_20_Link"><text:span text:style-name="Source_20_Text">RIGHT</text:span></text:a><text:span text:style-name="Source_20_Text"> join ((</text:span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* FROM ordrehode WHERE ordrehode.levnr = 44) as ordre_levnr44) on (ordre_levnr44.ordrenr = ordredetalj.ordrenr) </text:span></text:p>
      <text:p text:style-name="P2"><text:span text:style-name="Source_20_Text"/></text:p>
      <text:list xml:id="list182127307653752" text:continue-numbering="true" text:style-name="L1">
        <text:list-item>
          <text:p text:style-name="P4"><text:s/>Finn navn og by ("LevBy") for leverandører som kan levere del nummer 1.</text:p>
        </text:list-item>
      </text:list>
      <text:p text:style-name="P3">Select levinfo.navn, levinfo.levby from levinfo where levinfo.levnr in (Select DISTINCT ordrehode.levnr from ordrehode where ordrehode.ordrenr IN (SELECT DISTINCT ordredetalj.ordrenr from ordredetalj where (ordredetalj.delnr = 1)))</text:p>
      <text:list xml:id="list182125894418643" text:continue-numbering="true" text:style-name="L1">
        <text:list-item>
          <text:p text:style-name="P4"><text:s/>Finn nummer, navn og pris for den leverandør som kan levere del nummer 201 til billigst pris.</text:p>
        </text:list-item>
      </text:list>
      <text:p text:style-name="P3">SELECT levinfo.navn, min_levnr_pris.levnr, min_levnr_pris.pris from levinfo right join ((Select prisinfo.levnr, prisinfo.pris FROM prisinfo WHERE prisinfo.pris IN (SELECT MIN(prisinfo.pris) from prisinfo where prisinfo.delnr = 201)) as min_levnr_pris) ON levinfo.levnr = min_levnr_pris.levnr</text:p>
      <text:list xml:id="list182125583085803" text:continue-numbering="true" text:style-name="L1">
        <text:list-item>
          <text:p text:style-name="P4"><text:s/>Lag fullstendig oversikt over ordre nr 16, med ordrenr, dato, delnr, beskrivelse, kvantum, (enhets-)pris og beregnet beløp (=pris*kvantum).</text:p>
        </text:list-item>
        <text:list-item>
          <text:p text:style-name="P4"/>
          <text:list>
            <text:list-item>
              <text:p text:style-name="P4">Finn delnummer og leverandørnummer for deler som har en pris som er høyere enn prisen for del med katalognr X7770.</text:p>
            </text:list-item>
          </text:list>
          <text:p text:style-name="P4">Tenk deg at tabellen levinfo skal deles i to. Sammenhengen mellom by og fylke skal</text:p>
          <text:p text:style-name="P4">tas ut av tabellen. Det er unødvendig å lagre fylkestilhørigheten for hver forekomst av</text:p>
          <text:p text:style-name="P4">by. Lag én ny tabell som inneholder byer og fylker. Fyll denne med data fra levinfo.</text:p>
          <text:p text:style-name="P4">Lag også en tabell som er lik levinfo unntatt kolonnen Fylke. (Denne splittingen av</text:p>
          <text:p text:style-name="P4">tabellen levinfo gjelder bare i denne oppgaven. I resten av oppgavesettet antar du at du</text:p>
          <text:p text:style-name="P4">har den opprinnelige levinfo-tabellen.)</text:p>
          <text:list text:continue-numbering="true">
            <text:list-item>
              <text:p text:style-name="P4">Lag en virtuell tabell (view) slik at brukerne i størst mulig grad kan jobbe på</text:p>
            </text:list-item>
          </text:list>
          <text:p text:style-name="P4">samme måte mot de to nye tabellene som den gamle. Prøv ulike kommandoer mot</text:p>
          <text:p text:style-name="P4">tabellen (select, update, delete, insert). Hvilke begrensninger, hvis noen, har brukerne i</text:p>
          <text:p text:style-name="P4">forhold til tidligere?</text:p>
        </text:list-item>
        <text:list-item>
          <text:p text:style-name="P4"><text:s/>Anta at en vurderer å slette opplysningene om de leverandørene som ikke e<text:span text:style-name="T1">r </text:span>representert i Prisinfo-tabellen. Finn ut hvilke byer en i tilfelle ikke får leverandør i. (Du skal ikke utføre slettingen.) (Tips: Svaret skal bli kun én by, "Ål".)</text:p>
        </text:list-item>
        <text:list-item>
          <text:p text:style-name="P4"><text:soft-page-break/><text:s/>Finn leverandørnummer for den leverandør som kan levere ordre nr 18 til lavest totale beløp (vanskelig)</text:p>
        </text:list-item>
      </text:list>
      <text:h text:style-name="P1" text:outline-level="1">Oppgave 2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7:41:04.762796103</meta:creation-date>
    <dc:date>2020-09-30T18:21:25.299562985</dc:date>
    <meta:editing-duration>PT24M6S</meta:editing-duration>
    <meta:editing-cycles>1</meta:editing-cycles>
    <meta:document-statistic meta:table-count="0" meta:image-count="0" meta:object-count="0" meta:page-count="2" meta:paragraph-count="24" meta:word-count="348" meta:character-count="2303" meta:non-whitespace-character-count="1979"/>
    <meta:generator>LibreOffice/6.4.6.2$Linux_X86_64 LibreOffice_project/40$Build-2</meta:generator>
  </office:meta>
</office:document-meta>
</file>